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fo:font-weight="bold" officeooo:rsid="002031cb" officeooo:paragraph-rsid="002031cb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16c42c" officeooo:paragraph-rsid="0016c42c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language="es" fo:country="AR" fo:font-weight="bold" officeooo:rsid="001b1c93" officeooo:paragraph-rsid="001b1c93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paragraph-rsid="0018624f"/>
    </style:style>
    <style:style style:name="P5" style:family="paragraph" style:parent-style-name="Standard">
      <style:paragraph-properties fo:text-align="start" style:justify-single-word="false"/>
      <style:text-properties officeooo:paragraph-rsid="00187eed"/>
    </style:style>
    <style:style style:name="P6" style:family="paragraph" style:parent-style-name="Standard">
      <style:paragraph-properties fo:text-align="start" style:justify-single-word="false"/>
      <style:text-properties officeooo:paragraph-rsid="00198352"/>
    </style:style>
    <style:style style:name="P7" style:family="paragraph" style:parent-style-name="Standard">
      <style:paragraph-properties fo:text-align="start" style:justify-single-word="false"/>
      <style:text-properties officeooo:paragraph-rsid="00216bac"/>
    </style:style>
    <style:style style:name="P8" style:family="paragraph" style:parent-style-name="Standard">
      <style:paragraph-properties fo:text-align="center" style:justify-single-word="false"/>
      <style:text-properties fo:font-size="20pt" fo:font-weight="bold" officeooo:rsid="000154e1" officeooo:paragraph-rsid="00162658" style:font-size-asian="20pt" style:font-weight-asian="bold" style:font-size-complex="20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20pt" fo:font-weight="bold" officeooo:rsid="000154e1" officeooo:paragraph-rsid="000154e1" style:font-size-asian="20pt" style:font-weight-asian="bold" style:font-size-complex="20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20pt" fo:font-weight="bold" officeooo:paragraph-rsid="000154e1" style:font-size-asian="20pt" style:font-weight-asian="bold" style:font-size-complex="20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20pt" fo:language="es" fo:country="AR" fo:font-weight="bold" officeooo:rsid="00162658" officeooo:paragraph-rsid="00162658" style:font-size-asian="20pt" style:font-weight-asian="bold" style:font-size-complex="20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8pt" fo:language="es" fo:country="AR" fo:font-weight="bold" officeooo:rsid="00166312" officeooo:paragraph-rsid="00166312" style:font-size-asian="18pt" style:font-weight-asian="bold" style:font-size-complex="18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4pt" fo:language="es" fo:country="AR" fo:font-weight="normal" officeooo:rsid="00166312" officeooo:paragraph-rsid="00166312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language="es" fo:country="AR" fo:font-weight="normal" officeooo:rsid="00205c51" officeooo:paragraph-rsid="00216bac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language="es" fo:country="AR" fo:font-weight="normal" officeooo:rsid="00198352" officeooo:paragraph-rsid="00198352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language="es" fo:country="AR" fo:font-weight="normal" officeooo:rsid="001cf9db" officeooo:paragraph-rsid="00198352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language="es" fo:country="AR" fo:font-weight="normal" officeooo:rsid="001ef8f4" officeooo:paragraph-rsid="00198352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language="es" fo:country="AR" fo:font-weight="normal" officeooo:rsid="002031cb" officeooo:paragraph-rsid="002031cb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language="es" fo:country="AR" fo:font-weight="bold" officeooo:rsid="0016c42c" officeooo:paragraph-rsid="0018624f" style:font-size-asian="12.25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4pt" fo:language="es" fo:country="AR" fo:font-weight="bold" officeooo:rsid="00205c51" officeooo:paragraph-rsid="00216bac" style:font-size-asian="12.25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6pt" fo:language="es" fo:country="AR" fo:font-weight="bold" officeooo:rsid="00205c51" officeooo:paragraph-rsid="00216bac" style:font-size-asian="14pt" style:font-weight-asian="bold" style:font-size-complex="16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6pt" fo:font-weight="bold" officeooo:rsid="002489ea" officeooo:paragraph-rsid="002489ea" style:font-size-asian="14pt" style:font-weight-asian="bold" style:font-size-complex="16pt" style:font-weight-complex="bold"/>
    </style:style>
    <style:style style:name="P23" style:family="paragraph" style:parent-style-name="Standard">
      <style:paragraph-properties fo:text-align="start" style:justify-single-word="false"/>
      <style:text-properties officeooo:paragraph-rsid="0018624f"/>
    </style:style>
    <style:style style:name="P24" style:family="paragraph" style:parent-style-name="Standard">
      <style:paragraph-properties fo:text-align="start" style:justify-single-word="false"/>
      <style:text-properties officeooo:paragraph-rsid="00216bac"/>
    </style:style>
    <style:style style:name="T1" style:family="text">
      <style:text-properties fo:language="es" fo:country="AR"/>
    </style:style>
    <style:style style:name="T2" style:family="text">
      <style:text-properties fo:language="es" fo:country="AR" officeooo:rsid="00162658"/>
    </style:style>
    <style:style style:name="T3" style:family="text">
      <style:text-properties fo:language="es" fo:country="AR" officeooo:rsid="00166312"/>
    </style:style>
    <style:style style:name="T4" style:family="text">
      <style:text-properties fo:language="es" fo:country="AR" officeooo:rsid="001ef8f4"/>
    </style:style>
    <style:style style:name="T5" style:family="text">
      <style:text-properties fo:language="es" fo:country="AR" fo:font-weight="normal" officeooo:rsid="0018624f" style:font-weight-asian="normal" style:font-weight-complex="normal"/>
    </style:style>
    <style:style style:name="T6" style:family="text">
      <style:text-properties fo:language="es" fo:country="AR" officeooo:rsid="0018624f"/>
    </style:style>
    <style:style style:name="T7" style:family="text">
      <style:text-properties fo:font-size="14pt" fo:language="es" fo:country="AR" fo:font-weight="bold" officeooo:rsid="0016c42c" style:font-size-asian="12.25pt" style:font-weight-asian="bold" style:font-size-complex="14pt" style:font-weight-complex="bold"/>
    </style:style>
    <style:style style:name="T8" style:family="text">
      <style:text-properties fo:font-size="14pt" fo:language="es" fo:country="AR" fo:font-weight="normal" officeooo:rsid="0017691f" style:font-size-asian="12.25pt" style:font-weight-asian="normal" style:font-size-complex="14pt" style:font-weight-complex="normal"/>
    </style:style>
    <style:style style:name="T9" style:family="text">
      <style:text-properties fo:font-size="14pt" fo:language="es" fo:country="AR" fo:font-weight="normal" officeooo:rsid="0018624f" style:font-size-asian="12.25pt" style:font-weight-asian="normal" style:font-size-complex="14pt" style:font-weight-complex="normal"/>
    </style:style>
    <style:style style:name="T10" style:family="text">
      <style:text-properties fo:font-size="14pt" fo:language="es" fo:country="AR" fo:font-weight="normal" officeooo:rsid="00187eed" style:font-size-asian="12.25pt" style:font-weight-asian="normal" style:font-size-complex="14pt" style:font-weight-complex="normal"/>
    </style:style>
    <style:style style:name="T11" style:family="text">
      <style:text-properties fo:font-size="14pt" fo:language="es" fo:country="AR" fo:font-weight="normal" officeooo:rsid="00198352" style:font-size-asian="12.25pt" style:font-weight-asian="normal" style:font-size-complex="14pt" style:font-weight-complex="normal"/>
    </style:style>
    <style:style style:name="T12" style:family="text">
      <style:text-properties fo:font-size="14pt" fo:language="es" fo:country="AR" fo:font-weight="normal" officeooo:rsid="001afee5" style:font-size-asian="12.25pt" style:font-weight-asian="normal" style:font-size-complex="14pt" style:font-weight-complex="normal"/>
    </style:style>
    <style:style style:name="T13" style:family="text">
      <style:text-properties fo:font-size="14pt" fo:language="es" fo:country="AR" fo:font-weight="normal" officeooo:rsid="001b1c93" style:font-size-asian="12.25pt" style:font-weight-asian="normal" style:font-size-complex="14pt" style:font-weight-complex="normal"/>
    </style:style>
    <style:style style:name="T14" style:family="text">
      <style:text-properties fo:font-size="14pt" fo:language="es" fo:country="AR" fo:font-weight="normal" officeooo:rsid="001cf9db" style:font-size-asian="12.25pt" style:font-weight-asian="normal" style:font-size-complex="14pt" style:font-weight-complex="normal"/>
    </style:style>
    <style:style style:name="T15" style:family="text">
      <style:text-properties fo:font-size="14pt" fo:language="es" fo:country="AR" fo:font-weight="normal" officeooo:rsid="001ef8f4" style:font-size-asian="12.25pt" style:font-weight-asian="normal" style:font-size-complex="14pt" style:font-weight-complex="normal"/>
    </style:style>
    <style:style style:name="T16" style:family="text">
      <style:text-properties fo:font-size="14pt" fo:language="es" fo:country="AR" fo:font-weight="normal" officeooo:rsid="00205c51" style:font-size-asian="12.25pt" style:font-weight-asian="normal" style:font-size-complex="14pt" style:font-weight-complex="normal"/>
    </style:style>
    <style:style style:name="T17" style:family="text">
      <style:text-properties fo:font-size="14pt" fo:language="es" fo:country="AR" fo:font-weight="normal" officeooo:rsid="00216bac" style:font-size-asian="12.25pt" style:font-weight-asian="normal" style:font-size-complex="14pt" style:font-weight-complex="normal"/>
    </style:style>
    <style:style style:name="T18" style:family="text">
      <style:text-properties fo:font-size="14pt" fo:language="es" fo:country="AR" fo:font-weight="normal" officeooo:rsid="0023d0e3" style:font-size-asian="12.25pt" style:font-weight-asian="normal" style:font-size-complex="14pt" style:font-weight-complex="normal"/>
    </style:style>
    <style:style style:name="T19" style:family="text">
      <style:text-properties fo:font-size="14pt" fo:language="es" fo:country="AR" fo:font-weight="normal" officeooo:rsid="002489ea" style:font-size-asian="12.25pt" style:font-weight-asian="normal" style:font-size-complex="14pt" style:font-weight-complex="normal"/>
    </style:style>
    <style:style style:name="T20" style:family="text">
      <style:text-properties officeooo:rsid="0023d0e3"/>
    </style:style>
    <style:style style:name="T21" style:family="text">
      <style:text-properties officeooo:rsid="002489e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Programación de Videojuegos 3</text:p>
      <text:p text:style-name="P8"/>
      <text:p text:style-name="P8"/>
      <text:p text:style-name="P8">Actividad n°5</text:p>
      <text:p text:style-name="P8"/>
      <text:p text:style-name="P8"/>
      <text:p text:style-name="P8">Documento de Diseño de Juego</text:p>
      <text:p text:style-name="P8"/>
      <text:p text:style-name="P8"/>
      <text:p text:style-name="P11">Profesor: Emanuel Segretín</text:p>
      <text:p text:style-name="P8"/>
      <text:p text:style-name="P8"/>
      <text:p text:style-name="P9"><text:span text:style-name="T2">Alumno: </text:span>Patricio Vercesi</text:p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<text:soft-page-break/></text:p>
      <text:p text:style-name="P12">Alien Lies and Allies</text:p>
      <text:p text:style-name="P13"/>
      <text:p text:style-name="P2"><text:span text:style-name="T3">I</text:span><text:span text:style-name="T1">ntroducción</text:span></text:p>
      <text:p text:style-name="P19"><text:tab/></text:p>
      <text:p text:style-name="P4"><text:span text:style-name="T7"><text:tab/></text:span><text:span text:style-name="T8">Luego del triunfo innegable de Among Us creo que estamos frente a un nuevo género en el mundo de los videojuegos. </text:span><text:span text:style-name="T18">Viendo que, a mi parecer, el</text:span><text:span text:style-name="T8"> juego no está muy pulido en </text:span><text:span text:style-name="T18">los</text:span><text:span text:style-name="T9"> apartado</text:span><text:span text:style-name="T18">s</text:span><text:span text:style-name="T8"> artístico </text:span><text:span text:style-name="T18">y</text:span><text:span text:style-name="T8"> técnico, </text:span><text:span text:style-name="T18">sospecho</text:span><text:span text:style-name="T8"> que </text:span><text:span text:style-name="T18">la clave de</text:span><text:span text:style-name="T8"> su éxito </text:span><text:span text:style-name="T18">es en parte debido a</text:span><text:span text:style-name="T8"> </text:span><text:span text:style-name="T18">su innovación jugable</text:span><text:span text:style-name="T8"> que básicamente no tiene competencia. </text:span><text:span text:style-name="T18">Igualmente ese apartado también me resulta criticable</text:span><text:span text:style-name="T8"> y espero hacer un juego inspirado en el mismo pero con su propia </text:span><text:span text:style-name="T9">identidad y</text:span><text:span text:style-name="T18"> experiencias</text:span><text:span text:style-name="T8">. </text:span><text:span text:style-name="T18">N</text:span><text:span text:style-name="T8">o </text:span><text:span text:style-name="T9">quiero</text:span><text:span text:style-name="T8"> arruinar lo que h</text:span><text:span text:style-name="T9">ace</text:span><text:span text:style-name="T8"> Among Us tan divertido pero aún así </text:span><text:span text:style-name="T9">quiero experimentar con muchísimas ideas que me parece</text:span><text:span text:style-name="T18">n la</text:span><text:span text:style-name="T9"> evolución clara de la fórmula.</text:span></text:p>
      <text:p text:style-name="P4"><text:span text:style-name="T9"/></text:p>
      <text:p text:style-name="P22"><text:span text:style-name="T6">D</text:span><text:span text:style-name="T1">escripción</text:span></text:p>
      <text:p text:style-name="P4"><text:span text:style-name="T9"/></text:p>
      <text:p text:style-name="P5"><text:span text:style-name="T9"><text:tab/>Alien Lies and Allies es un multijugador </text:span><text:span text:style-name="T11">de deducción social </text:span><text:span text:style-name="T9">en el cual se enfrentan dos grupos asimétricos que tienen diferentes objetivos que conseguir: </text:span><text:span text:style-name="T10">aliados y aliens. La misión de los aliados es llegar en su nave a su planeta natal o expulsar a los aliens de la nave y el de los aliens es de matar a los aliados antes de que lleguen a destino o los descubran. Las partidas son cortas, se puede jugar con amigos o desconocidos y </text:span><text:span text:style-name="T19">contiene</text:span><text:span text:style-name="T10"> una amplia variedad de opciones para configurar a gusto.</text:span></text:p>
      <text:p text:style-name="P14"/>
      <text:p text:style-name="P21">Plataforma</text:p>
      <text:p text:style-name="P20"/>
      <text:p text:style-name="P7"><text:span text:style-name="T16"><text:tab/>El juego principalmente estará en la plataforma Itch.io para jugar en PC y podría llegar a Steam </text:span><text:span text:style-name="T19">e</text:span><text:span text:style-name="T16"> inclusive mobile.</text:span></text:p>
      <text:p text:style-name="P14"/>
      <text:p text:style-name="P3">Mecánicas</text:p>
      <text:p text:style-name="P15"/>
      <text:p text:style-name="P6"><text:span text:style-name="T11"><text:tab/>En el recorrido hasta tierra firme los aliados tendrán que </text:span><text:span text:style-name="T12">hacer tareas para</text:span><text:span text:style-name="T11"> mantener la nave espacial en funcionamiento y estar atentos a los ataques de los aliens mientras los aliens deberán </text:span><text:span text:style-name="T12">hacerse pasar por parte del grupo mientras sabotean los suministros y atacan a los aliados sin ser descubiertos.</text:span></text:p>
      <text:p text:style-name="P6"><text:span text:style-name="T12"><text:tab/>Cada vez que se reporta un cuerpo o se usa el botón de emergencia ocurren las reuniones. Éstas son las únicas instancias en las cuales los jugadores vivos pueden dialogar e intentar inducir quién o quiénes son los alienígenas. Mientras ocurran estas discusiones la nave se acercará más a destino pero además los suministros se reducirán de acuerdo a los sabotajes que realizaron los aliens, quienes también pueden realizarlos </text:span><text:span text:style-name="T13">durante</text:span><text:span text:style-name="T12"> la reunión si no tienen enfriamentos. </text:span><text:span text:style-name="T13">En estas reuniones cada integrante podrá </text:span><text:soft-page-break/><text:span text:style-name="T13">votar a alguien o en blanco si sospechan de él. El más votado se expulsará de la nave (y morirá) a menos de que empate en votos con otro.</text:span></text:p>
      <text:p text:style-name="P6"><text:span text:style-name="T13"><text:tab/>Los muertos, hayan sido asesinados o expulsados, tendrán la posibilidad de moverse libremente como fantasmas sin ser vistos por los muertos y mover ciertos objetos en la nave, incluidos el cerrar y abrir de puertas. Además los fantasmas aliados pueden ayudar con las tareas.</text:span></text:p>
      <text:p text:style-name="P6"><text:span text:style-name="T13"><text:tab/>Todas las tareas arreglan partes de la nave y cualquiera las puede resolver, </text:span><text:span text:style-name="T14">ya que todos tienen las mismas en el mismo estado de resolución.</text:span><text:span text:style-name="T13"> </text:span><text:span text:style-name="T14">Cuando todas las tareas de las que depende un suministro se arreglan este empieza a volver a la normalidad, que sabotajes tanto manuales como a través de hackeos los pone a perder a distintas velocidades. Cada estado de déficit de suministros afecta negativamente a los aliados, pero resultan rara vez mortal.</text:span></text:p>
      <text:p text:style-name="P16"><text:tab/>Los aliens además se pueden meter dentro de las paredes de la nave y moverse rápidamente por allí, pero tanto esa como las demás habilidades tienen grandes enfriamientos. La entrada y salida de las paredes es posible sólo en ciertos puntos marcados de la nave.</text:p>
      <text:p text:style-name="P6"><text:span text:style-name="T14"><text:tab/></text:span><text:span text:style-name="T15">Dependiendo la situación puede que sepas qu</text:span><text:span text:style-name="T19">é</text:span><text:span text:style-name="T15"> tarea en específico hay que hacer y <text:s/>sino ten</text:span><text:span text:style-name="T19">drás</text:span><text:span text:style-name="T15"> que revisar </text:span><text:span text:style-name="T19">una por una</text:span><text:span text:style-name="T15">. Éstas se acceden en ciertos puntos del mapa en donde hay aparatos y son minijuegos de todo tipo.</text:span></text:p>
      <text:p text:style-name="P6"><text:span text:style-name="T15"><text:tab/></text:span><text:span text:style-name="T17">Estos minijuegos son muy sencillos y mientras ambos bandos tengan el mismo nivel no será necesario ser un experto en cómo actuar siendo de uno o el otro debido a la accesibilidad del juego. Lo que sí cuanto más tiempo le dedique cada jugador podrá mejorar a la hora de sabotear, vigilar, matar, interrogar y mentir, descubriendo un alto skill ceiling también.</text:span></text:p>
      <text:p text:style-name="P17"/>
      <text:p text:style-name="P1"><text:span text:style-name="T4">E</text:span><text:span text:style-name="T1">stética</text:span></text:p>
      <text:p text:style-name="P18"/>
      <text:p text:style-name="P7"><text:span text:style-name="T16"><text:tab/>Artísticamente va a ser simple, claro y cartoony. Los colores de los dispositivos, </text:span><text:span text:style-name="T17">HUD</text:span><text:span text:style-name="T16"> y personajes van a resaltar entre grises y colores más oscuros de la nave. </text:span></text:p>
      <text:p text:style-name="P14"><text:tab/>Los viajeros serán cabezas saliendo de trajes de astronauta pero sin el casco puesto y con un cuerpo bajo hasta el punto de parecer personas aplanadas y extremidades grandes.</text:p>
      <text:p text:style-name="P14"><text:tab/>La música y los sonidos van a ser tensos <text:span text:style-name="T21">y electrónicos</text:span>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0-10-16T21:34:32.845000000</dc:date>
    <meta:editing-duration>PT9H49M16S</meta:editing-duration>
    <meta:editing-cycles>6</meta:editing-cycles>
    <meta:document-statistic meta:table-count="0" meta:image-count="0" meta:object-count="0" meta:page-count="3" meta:paragraph-count="25" meta:word-count="740" meta:character-count="4349" meta:non-whitespace-character-count="3617"/>
  </office:meta>
</office:document-meta>
</file>